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able="urn:oasis:names:tc:opendocument:xmlns:table:1.0" xmlns:style="urn:oasis:names:tc:opendocument:xmlns:style:1.0" xmlns:text="urn:oasis:names:tc:opendocument:xmlns:text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heet="urn:oasis:names:tc:opendocument:sh33tjs:1.0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ta1" style:family="table">
      <style:table-properties table:display="true" style:writing-mode="lr-tb"/>
    </style:style>
    <style:style style:name="ce1" style:family="table-cell" style:parent-style-name="Default" style:data-style-name="N37"/>
  </office:automatic-styles>
  <office:body>
    <office:spreadsheet>
      <table:table table:name="Sheet1" table:style-name="ta1">
        <table:table-row>
          <table:table-cell office:value-type="string">
            <text:p>Country</text:p>
          </table:table-cell>
          <table:table-cell office:value-type="string">
            <text:p>Collection</text:p>
          </table:table-cell>
          <table:table-cell office:value-type="string">
            <text:p>Scientific name</text:p>
          </table:table-cell>
          <table:table-cell office:value-type="string">
            <text:p>Observation identifier</text:p>
          </table:table-cell>
        </table:table-row>
        <table:table-row>
          <table:table-cell office:value-type="string">
            <text:p>Suomi</text:p>
          </table:table-cell>
          <table:table-cell office:value-type="string">
            <text:p>Löydös Open Finnish Observation Database</text:p>
          </table:table-cell>
          <table:table-cell office:value-type="string">
            <text:p>Meloe violaceus</text:p>
          </table:table-cell>
          <table:table-cell office:value-type="string">
            <text:p>http://tun.fi/KE.176/60d9fd27d5de58930032c2e2#Unit1</text:p>
          </table:table-cell>
        </table:table-row>
        <table:table-row>
          <table:table-cell office:value-type="string">
            <text:p>Suomi</text:p>
          </table:table-cell>
          <table:table-cell office:value-type="string">
            <text:p>Lajitietokeskus - Notebook, general observations</text:p>
          </table:table-cell>
          <table:table-cell office:value-type="string">
            <text:p>Arctia plantaginis</text:p>
          </table:table-cell>
          <table:table-cell office:value-type="string">
            <text:p>http://tun.fi/JX.1252191#3</text:p>
          </table:table-cell>
        </table:table-row>
        <table:table-row>
          <table:table-cell office:value-type="string">
            <text:p>Suomi</text:p>
          </table:table-cell>
          <table:table-cell office:value-type="string">
            <text:p>National Finnish butterfly monitoring scheme (NAFI)</text:p>
          </table:table-cell>
          <table:table-cell office:value-type="string">
            <text:p>Aglais urticae</text:p>
          </table:table-cell>
          <table:table-cell office:value-type="string">
            <text:p>http://tun.fi/JX.1252046#111</text:p>
          </table:table-cell>
        </table:table-row>
        <table:table-row>
          <table:table-cell office:value-type="string">
            <text:p>Suomi</text:p>
          </table:table-cell>
          <table:table-cell office:value-type="string">
            <text:p>National Finnish butterfly monitoring scheme (NAFI)</text:p>
          </table:table-cell>
          <table:table-cell office:value-type="string">
            <text:p>Anthocharis cardamines</text:p>
          </table:table-cell>
          <table:table-cell office:value-type="string">
            <text:p>http://tun.fi/JX.1252046#35</text:p>
          </table:table-cell>
        </table:table-row>
        <table:table-row>
          <table:table-cell office:value-type="string">
            <text:p>Suomi</text:p>
          </table:table-cell>
          <table:table-cell office:value-type="string">
            <text:p>National Finnish butterfly monitoring scheme (NAFI)</text:p>
          </table:table-cell>
          <table:table-cell office:value-type="string">
            <text:p>Aphantopus hyperantus</text:p>
          </table:table-cell>
          <table:table-cell office:value-type="string">
            <text:p>http://tun.fi/JX.1252046#161</text:p>
          </table:table-cell>
        </table:table-row>
        <table:table-row>
          <table:table-cell office:value-type="string">
            <text:p>Suomi</text:p>
          </table:table-cell>
          <table:table-cell office:value-type="string">
            <text:p>National Finnish butterfly monitoring scheme (NAFI)</text:p>
          </table:table-cell>
          <table:table-cell office:value-type="string">
            <text:p>Boloria aquilonaris</text:p>
          </table:table-cell>
          <table:table-cell office:value-type="string">
            <text:p>http://tun.fi/JX.1252046#87</text:p>
          </table:table-cell>
        </table:table-row>
        <table:table-row>
          <table:table-cell office:value-type="string">
            <text:p>Suomi</text:p>
          </table:table-cell>
          <table:table-cell office:value-type="string">
            <text:p>National Finnish butterfly monitoring scheme (NAFI)</text:p>
          </table:table-cell>
          <table:table-cell office:value-type="string">
            <text:p>Boloria eunomia</text:p>
          </table:table-cell>
          <table:table-cell office:value-type="string">
            <text:p>http://tun.fi/JX.1252046#65</text:p>
          </table:table-cell>
        </table:table-row>
        <table:table-row>
          <table:table-cell office:value-type="string">
            <text:p>Suomi</text:p>
          </table:table-cell>
          <table:table-cell office:value-type="string">
            <text:p>National Finnish butterfly monitoring scheme (NAFI)</text:p>
          </table:table-cell>
          <table:table-cell office:value-type="string">
            <text:p>Boloria euphrosyne</text:p>
          </table:table-cell>
          <table:table-cell office:value-type="string">
            <text:p>http://tun.fi/JX.1252046#67</text:p>
          </table:table-cell>
        </table:table-row>
        <table:table-row>
          <table:table-cell office:value-type="string">
            <text:p>Suomi</text:p>
          </table:table-cell>
          <table:table-cell office:value-type="string">
            <text:p>National Finnish butterfly monitoring scheme (NAFI)</text:p>
          </table:table-cell>
          <table:table-cell office:value-type="string">
            <text:p>Boloria selene</text:p>
          </table:table-cell>
          <table:table-cell office:value-type="string">
            <text:p>http://tun.fi/JX.1252046#71</text:p>
          </table:table-cell>
        </table:table-row>
        <table:table-row>
          <table:table-cell office:value-type="string">
            <text:p>Suomi</text:p>
          </table:table-cell>
          <table:table-cell office:value-type="string">
            <text:p>National Finnish butterfly monitoring scheme (NAFI)</text:p>
          </table:table-cell>
          <table:table-cell office:value-type="string">
            <text:p>Brenthis ino</text:p>
          </table:table-cell>
          <table:table-cell office:value-type="string">
            <text:p>http://tun.fi/JX.1252046#91</text:p>
          </table:table-cell>
        </table:table-row>
        <table:table-row>
          <table:table-cell office:value-type="string">
            <text:p>Suomi</text:p>
          </table:table-cell>
          <table:table-cell office:value-type="string">
            <text:p>National Finnish butterfly monitoring scheme (NAFI)</text:p>
          </table:table-cell>
          <table:table-cell office:value-type="string">
            <text:p>Callophrys rubi</text:p>
          </table:table-cell>
          <table:table-cell office:value-type="string">
            <text:p>http://tun.fi/JX.1252046#235</text:p>
          </table:table-cell>
        </table:table-row>
        <table:table-row>
          <table:table-cell office:value-type="string">
            <text:p>Suomi</text:p>
          </table:table-cell>
          <table:table-cell office:value-type="string">
            <text:p>National Finnish butterfly monitoring scheme (NAFI)</text:p>
          </table:table-cell>
          <table:table-cell office:value-type="string">
            <text:p>Carterocephalus silvicola</text:p>
          </table:table-cell>
          <table:table-cell office:value-type="string">
            <text:p>http://tun.fi/JX.1252046#23</text:p>
          </table:table-cell>
        </table:table-row>
        <table:table-row>
          <table:table-cell office:value-type="string">
            <text:p>Suomi</text:p>
          </table:table-cell>
          <table:table-cell office:value-type="string">
            <text:p>National Finnish butterfly monitoring scheme (NAFI)</text:p>
          </table:table-cell>
          <table:table-cell office:value-type="string">
            <text:p>Coenonympha tullia</text:p>
          </table:table-cell>
          <table:table-cell office:value-type="string">
            <text:p>http://tun.fi/JX.1252046#153</text:p>
          </table:table-cell>
        </table:table-row>
        <table:table-row>
          <table:table-cell office:value-type="string">
            <text:p>Suomi</text:p>
          </table:table-cell>
          <table:table-cell office:value-type="string">
            <text:p>National Finnish butterfly monitoring scheme (NAFI)</text:p>
          </table:table-cell>
          <table:table-cell office:value-type="string">
            <text:p>Colias palaeno</text:p>
          </table:table-cell>
          <table:table-cell office:value-type="string">
            <text:p>http://tun.fi/JX.1252046#59</text:p>
          </table:table-cell>
        </table:table-row>
        <table:table-row>
          <table:table-cell office:value-type="string">
            <text:p>Suomi</text:p>
          </table:table-cell>
          <table:table-cell office:value-type="string">
            <text:p>National Finnish butterfly monitoring scheme (NAFI)</text:p>
          </table:table-cell>
          <table:table-cell office:value-type="string">
            <text:p>Cyaniris semiargus</text:p>
          </table:table-cell>
          <table:table-cell office:value-type="string">
            <text:p>http://tun.fi/JX.1252046#213</text:p>
          </table:table-cell>
        </table:table-row>
        <table:table-row>
          <table:table-cell office:value-type="string">
            <text:p>Suomi</text:p>
          </table:table-cell>
          <table:table-cell office:value-type="string">
            <text:p>National Finnish butterfly monitoring scheme (NAFI)</text:p>
          </table:table-cell>
          <table:table-cell office:value-type="string">
            <text:p>Eumedonia eumedon</text:p>
          </table:table-cell>
          <table:table-cell office:value-type="string">
            <text:p>http://tun.fi/JX.1252046#211</text:p>
          </table:table-cell>
        </table:table-row>
        <table:table-row>
          <table:table-cell office:value-type="string">
            <text:p>Suomi</text:p>
          </table:table-cell>
          <table:table-cell office:value-type="string">
            <text:p>National Finnish butterfly monitoring scheme (NAFI)</text:p>
          </table:table-cell>
          <table:table-cell office:value-type="string">
            <text:p>Lasiommata maera</text:p>
          </table:table-cell>
          <table:table-cell office:value-type="string">
            <text:p>http://tun.fi/JX.1252046#149</text:p>
          </table:table-cell>
        </table:table-row>
        <table:table-row>
          <table:table-cell office:value-type="string">
            <text:p>Suomi</text:p>
          </table:table-cell>
          <table:table-cell office:value-type="string">
            <text:p>National Finnish butterfly monitoring scheme (NAFI)</text:p>
          </table:table-cell>
          <table:table-cell office:value-type="string">
            <text:p>Lasiommata petropolitana</text:p>
          </table:table-cell>
          <table:table-cell office:value-type="string">
            <text:p>http://tun.fi/JX.1252046#147</text:p>
          </table:table-cell>
        </table:table-row>
        <table:table-row>
          <table:table-cell office:value-type="string">
            <text:p>Suomi</text:p>
          </table:table-cell>
          <table:table-cell office:value-type="string">
            <text:p>National Finnish butterfly monitoring scheme (NAFI)</text:p>
          </table:table-cell>
          <table:table-cell office:value-type="string">
            <text:p>Leptidea sinapis</text:p>
          </table:table-cell>
          <table:table-cell office:value-type="string">
            <text:p>http://tun.fi/JX.1252046#31</text:p>
          </table:table-cell>
        </table:table-row>
        <table:table-row>
          <table:table-cell office:value-type="string">
            <text:p>Suomi</text:p>
          </table:table-cell>
          <table:table-cell office:value-type="string">
            <text:p>National Finnish butterfly monitoring scheme (NAFI)</text:p>
          </table:table-cell>
          <table:table-cell office:value-type="string">
            <text:p>Limenitis populi</text:p>
          </table:table-cell>
          <table:table-cell office:value-type="string">
            <text:p>http://tun.fi/JX.1252046#135</text:p>
          </table:table-cell>
        </table:table-row>
        <table:table-row>
          <table:table-cell office:value-type="string">
            <text:p>Suomi</text:p>
          </table:table-cell>
          <table:table-cell office:value-type="string">
            <text:p>National Finnish butterfly monitoring scheme (NAFI)</text:p>
          </table:table-cell>
          <table:table-cell office:value-type="string">
            <text:p>Lycaena phlaeas</text:p>
          </table:table-cell>
          <table:table-cell office:value-type="string">
            <text:p>http://tun.fi/JX.1252046#223</text:p>
          </table:table-cell>
        </table:table-row>
        <table:table-row>
          <table:table-cell office:value-type="string">
            <text:p>Suomi</text:p>
          </table:table-cell>
          <table:table-cell office:value-type="string">
            <text:p>National Finnish butterfly monitoring scheme (NAFI)</text:p>
          </table:table-cell>
          <table:table-cell office:value-type="string">
            <text:p>Melitaea athalia</text:p>
          </table:table-cell>
          <table:table-cell office:value-type="string">
            <text:p>http://tun.fi/JX.1252046#133</text:p>
          </table:table-cell>
        </table:table-row>
        <table:table-row>
          <table:table-cell office:value-type="string">
            <text:p>Suomi</text:p>
          </table:table-cell>
          <table:table-cell office:value-type="string">
            <text:p>National Finnish butterfly monitoring scheme (NAFI)</text:p>
          </table:table-cell>
          <table:table-cell office:value-type="string">
            <text:p>Ochlodes sylvanus</text:p>
          </table:table-cell>
          <table:table-cell office:value-type="string">
            <text:p>http://tun.fi/JX.1252046#29</text:p>
          </table:table-cell>
        </table:table-row>
        <table:table-row>
          <table:table-cell office:value-type="string">
            <text:p>Suomi</text:p>
          </table:table-cell>
          <table:table-cell office:value-type="string">
            <text:p>National Finnish butterfly monitoring scheme (NAFI)</text:p>
          </table:table-cell>
          <table:table-cell office:value-type="string">
            <text:p>Pieris napi</text:p>
          </table:table-cell>
          <table:table-cell office:value-type="string">
            <text:p>http://tun.fi/JX.1252046#45</text:p>
          </table:table-cell>
        </table:table-row>
        <table:table-row>
          <table:table-cell office:value-type="string">
            <text:p>Suomi</text:p>
          </table:table-cell>
          <table:table-cell office:value-type="string">
            <text:p>National Finnish butterfly monitoring scheme (NAFI)</text:p>
          </table:table-cell>
          <table:table-cell office:value-type="string">
            <text:p>Plebejus argus</text:p>
          </table:table-cell>
          <table:table-cell office:value-type="string">
            <text:p>http://tun.fi/JX.1252046#203</text:p>
          </table:table-cell>
        </table:table-row>
        <table:table-row>
          <table:table-cell office:value-type="string">
            <text:p>Suomi</text:p>
          </table:table-cell>
          <table:table-cell office:value-type="string">
            <text:p>National Finnish butterfly monitoring scheme (NAFI)</text:p>
          </table:table-cell>
          <table:table-cell office:value-type="string">
            <text:p>Plebejus idas</text:p>
          </table:table-cell>
          <table:table-cell office:value-type="string">
            <text:p>http://tun.fi/JX.1252046#205</text:p>
          </table:table-cell>
        </table:table-row>
        <table:table-row>
          <table:table-cell office:value-type="string">
            <text:p>Suomi</text:p>
          </table:table-cell>
          <table:table-cell office:value-type="string">
            <text:p>National Finnish butterfly monitoring scheme (NAFI)</text:p>
          </table:table-cell>
          <table:table-cell office:value-type="string">
            <text:p>Polygonia c-album</text:p>
          </table:table-cell>
          <table:table-cell office:value-type="string">
            <text:p>http://tun.fi/JX.1252046#121</text:p>
          </table:table-cell>
        </table:table-row>
        <table:table-row>
          <table:table-cell office:value-type="string">
            <text:p>Suomi</text:p>
          </table:table-cell>
          <table:table-cell office:value-type="string">
            <text:p>National Finnish butterfly monitoring scheme (NAFI)</text:p>
          </table:table-cell>
          <table:table-cell office:value-type="string">
            <text:p>Polyommatus amandus</text:p>
          </table:table-cell>
          <table:table-cell office:value-type="string">
            <text:p>http://tun.fi/JX.1252046#219</text:p>
          </table:table-cell>
        </table:table-row>
        <table:table-row>
          <table:table-cell office:value-type="string">
            <text:p>Suomi</text:p>
          </table:table-cell>
          <table:table-cell office:value-type="string">
            <text:p>National Finnish butterfly monitoring scheme (NAFI)</text:p>
          </table:table-cell>
          <table:table-cell office:value-type="string">
            <text:p>Pyrgus malvae</text:p>
          </table:table-cell>
          <table:table-cell office:value-type="string">
            <text:p>http://tun.fi/JX.1252046#15</text:p>
          </table:table-cell>
        </table:table-row>
        <table:table-row>
          <table:table-cell office:value-type="string">
            <text:p>Suomi</text:p>
          </table:table-cell>
          <table:table-cell office:value-type="string">
            <text:p>National Finnish butterfly monitoring scheme (NAFI)</text:p>
          </table:table-cell>
          <table:table-cell office:value-type="string">
            <text:p>Vanessa atalanta</text:p>
          </table:table-cell>
          <table:table-cell office:value-type="string">
            <text:p>http://tun.fi/JX.1252046#105</text:p>
          </table:table-cell>
        </table:table-row>
        <table:table-row>
          <table:table-cell office:value-type="string">
            <text:p>Suomi</text:p>
          </table:table-cell>
          <table:table-cell office:value-type="string">
            <text:p>Löydös Open Finnish Observation Database</text:p>
          </table:table-cell>
          <table:table-cell office:value-type="string">
            <text:p>Papilionoidea</text:p>
          </table:table-cell>
          <table:table-cell office:value-type="string">
            <text:p>http://tun.fi/KE.176/60d9c85ad5de58930032c2cd#Unit1</text:p>
          </table:table-cell>
        </table:table-row>
        <table:table-row>
          <table:table-cell office:value-type="string">
            <text:p>Suomi</text:p>
          </table:table-cell>
          <table:table-cell office:value-type="string">
            <text:p>Löydös Open Invasive Species Observations</text:p>
          </table:table-cell>
          <table:table-cell office:value-type="string">
            <text:p>Rosa rugosa</text:p>
          </table:table-cell>
          <table:table-cell office:value-type="string">
            <text:p>http://tun.fi/KE.176/60d973c2d5de58930032c29f#Unit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able="urn:oasis:names:tc:opendocument:xmlns:table:1.0" xmlns:style="urn:oasis:names:tc:opendocument:xmlns:style:1.0" xmlns:text="urn:oasis:names:tc:opendocument:xmlns:text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/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SheetJS 0.16.8</meta:generator>
  </office:meta>
</office:document-meta>
</file>